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  <style:text-properties fo:color="#ce181e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ackground-color="#bcaed5" fo:border="0.06pt solid #000000"/>
    </style:style>
    <style:style style:name="ce11" style:family="table-cell" style:parent-style-name="Default">
      <style:table-cell-properties fo:background-color="#bcaed5" fo:border="0.06pt solid #000000"/>
      <style:text-properties fo:color="#1c1c1c"/>
    </style:style>
    <style:style style:name="ce12" style:family="table-cell" style:parent-style-name="Default">
      <style:table-cell-properties fo:background-color="#bcaed5" fo:border="0.06pt solid #000000"/>
      <style:text-properties fo:color="#ce181e"/>
    </style:style>
    <style:style style:name="ce13" style:family="table-cell" style:parent-style-name="Default">
      <style:table-cell-properties fo:background-color="#bce4e5" fo:border="0.06pt solid #000000"/>
    </style:style>
    <style:style style:name="ce41" style:family="table-cell" style:parent-style-name="Default">
      <style:table-cell-properties fo:background-color="#ce181e"/>
    </style:style>
    <style:style style:name="ce45" style:family="table-cell" style:parent-style-name="Default">
      <style:table-cell-properties fo:background-color="#00aaad"/>
      <style:text-properties fo:color="#000000"/>
    </style:style>
    <style:style style:name="ce44" style:family="table-cell" style:parent-style-name="Default">
      <style:table-cell-properties fo:background-color="#dfcce4" fo:border="0.06pt solid #000000"/>
    </style:style>
    <style:style style:name="ce43" style:family="table-cell" style:parent-style-name="Default">
      <style:table-cell-properties fo:background-color="#fcd3c1" fo:border="0.06pt solid #000000"/>
    </style:style>
    <style:style style:name="ce48" style:family="table-cell" style:parent-style-name="Default">
      <style:table-cell-properties fo:background-color="#00aaad"/>
    </style:style>
    <style:style style:name="ce51" style:family="table-cell" style:parent-style-name="Default">
      <style:table-cell-properties fo:border-bottom="0.06pt solid #000000" fo:background-color="#ccbe00" fo:border-left="0.06pt solid #000000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9ae" fo:border="0.06pt solid #000000"/>
    </style:style>
    <style:style style:name="ce15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ccbe00" fo:border-left="none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50">
      <style:table-cell-properties fo:background-color="#adc5e7" fo:border="0.06pt solid #000000"/>
    </style:style>
    <style:style style:name="ce17" style:family="table-cell" style:parent-style-name="Default" style:data-style-name="N50">
      <style:table-cell-properties fo:background-color="#ffe5ca" fo:border="0.06pt solid #000000"/>
    </style:style>
    <style:style style:name="ce18" style:family="table-cell" style:parent-style-name="Default" style:data-style-name="N50">
      <style:table-cell-properties fo:background-color="#fffbcc" fo:border="0.06pt solid #000000"/>
    </style:style>
    <style:style style:name="ce19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20" style:family="table-cell" style:parent-style-name="Default" style:data-style-name="N50">
      <style:table-cell-properties fo:background-color="#f8aa97" fo:border="0.06pt solid #000000"/>
    </style:style>
    <style:style style:name="ce21" style:family="table-cell" style:parent-style-name="Default" style:data-style-name="N50">
      <style:table-cell-properties fo:background-color="#c2e0ae" fo:border="0.06pt solid #000000"/>
      <style:text-properties fo:color="#ce181e"/>
    </style:style>
    <style:style style:name="ce22" style:family="table-cell" style:parent-style-name="Default" style:data-style-name="N50">
      <style:table-cell-properties fo:background-color="#c2e0ae" fo:border="0.06pt solid #000000"/>
    </style:style>
    <style:style style:name="ce23" style:family="table-cell" style:parent-style-name="Default" style:data-style-name="N50">
      <style:table-cell-properties fo:background-color="#bcaed5" fo:border="0.06pt solid #000000"/>
    </style:style>
    <style:style style:name="ce24" style:family="table-cell" style:parent-style-name="Default" style:data-style-name="N50">
      <style:table-cell-properties fo:background-color="#bcaed5" fo:border="0.06pt solid #000000"/>
      <style:text-properties fo:color="#1c1c1c"/>
    </style:style>
    <style:style style:name="ce25" style:family="table-cell" style:parent-style-name="Default" style:data-style-name="N50">
      <style:table-cell-properties fo:background-color="#bcaed5" fo:border="0.06pt solid #000000"/>
      <style:text-properties fo:color="#ce181e"/>
    </style:style>
    <style:style style:name="ce26" style:family="table-cell" style:parent-style-name="Default" style:data-style-name="N50">
      <style:table-cell-properties fo:background-color="#bce4e5" fo:border="0.06pt solid #000000"/>
    </style:style>
    <style:style style:name="ce60" style:family="table-cell" style:parent-style-name="Default" style:data-style-name="N50">
      <style:table-cell-properties fo:background-color="#dfcce4" fo:border="0.06pt solid #000000"/>
    </style:style>
    <style:style style:name="ce59" style:family="table-cell" style:parent-style-name="Default" style:data-style-name="N50">
      <style:table-cell-properties fo:background-color="#fcd3c1" fo:border="0.06pt solid #000000"/>
    </style:style>
    <style:style style:name="ce27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ccbe00" fo:border-left="none" fo:border-right="0.06pt solid #000000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transparent"/>
      <style:text-properties fo:color="#000000"/>
    </style:style>
    <style:style style:name="ce71" style:family="table-cell" style:parent-style-name="Default">
      <style:table-cell-properties fo:background-color="transparent" fo:border="0.06pt solid #000000"/>
    </style:style>
    <style:style style:name="ce56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07113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7.95mm" svg:height="129.9mm" svg:x="402.01mm" svg:y="99.61mm">
            <draw:object draw:notify-on-update-of-ranges="Sheet1.G4:Sheet1.G16 Sheet1.H4:Sheet1.H16 Sheet1.I4:Sheet1.I16 Sheet1.I4:Sheet1.I16 Sheet1.Q7:Sheet1.Q21 Sheet1.U7:Sheet1.U21 Sheet1.V7:Sheet1.V21 Sheet1.V7:Sheet1.V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15" table:number-columns-repeated="2"/>
          <table:table-cell table:style-name="ce27" table:number-columns-repeated="2"/>
          <table:table-cell/>
          <table:table-cell table:style-name="ce56" office:value-type="string" calcext:value-type="string">
            <text:p>IBMQ16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verage (without bad)</text:p>
          </table:table-cell>
          <table:table-cell/>
          <table:table-cell table:style-name="ce14" office:value-type="string" calcext:value-type="string">
            <text:p>n_qubits</text:p>
          </table:table-cell>
          <table:table-cell table:style-name="ce14" office:value-type="string" calcext:value-type="string">
            <text:p>average_fidelity</text:p>
          </table:table-cell>
          <table:table-cell office:value-type="string" calcext:value-type="string">
            <text:p>errors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07" calcext:value-type="float">
            <text:p>0.07</text:p>
          </table:table-cell>
          <table:table-cell table:number-columns-repeated="7"/>
          <table:table-cell office:value-type="string" calcext:value-type="string">
            <text:p>16qubit aspe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4T15:40:00" calcext:value-type="date">
            <text:p>14/02/19 15:40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4"/>
          <table:table-cell table:formula="of:=0.1*[.H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  <table:table-cell table:formula="of:=AVERAGE([.D4:.D6])" office:value-type="float" office:value="0.895666666666667" calcext:value-type="float">
            <text:p>0.895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72" calcext:value-type="float">
            <text:p>0.7472</text:p>
          </table:table-cell>
          <table:table-cell table:formula="of:=0.1*[.H6]" office:value-type="float" office:value="0.07472" calcext:value-type="float">
            <text:p>0.07472</text:p>
          </table:table-cell>
          <table:table-cell table:number-columns-repeated="8"/>
          <table:table-cell office:value-type="string" calcext:value-type="string">
            <text:p>meas1</text:p>
          </table:table-cell>
          <table:table-cell office:value-type="string" calcext:value-type="string">
            <text:p>meas2</text:p>
          </table:table-cell>
          <table:table-cell office:value-type="string" calcext:value-type="string">
            <text:p>meas3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3:25:00" calcext:value-type="date">
            <text:p>12/02/19 13:25</text:p>
          </table:table-cell>
          <table:table-cell table:style-name="ce4" office:value-type="float" office:value="0.916" calcext:value-type="float">
            <text:p>0.9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2" calcext:value-type="float">
            <text:p>0.562</text:p>
          </table:table-cell>
          <table:table-cell table:formula="of:=0.1*[.H7]" office:value-type="float" office:value="0.0562" calcext:value-type="float">
            <text:p>0.056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882299877784884" calcext:value-type="float">
            <text:p>0.882299877784884</text:p>
          </table:table-cell>
          <table:table-cell office:value-type="float" office:value="0.9289374" calcext:value-type="float">
            <text:p>0.9289374</text:p>
          </table:table-cell>
          <table:table-cell office:value-type="float" office:value="0.925" calcext:value-type="float">
            <text:p>0.925</text:p>
          </table:table-cell>
          <table:table-cell table:formula="of:=AVERAGE([.R7:.T7])" office:value-type="float" office:value="0.912079092594961" calcext:value-type="float">
            <text:p>0.912079092594961</text:p>
          </table:table-cell>
          <table:table-cell table:formula="of:=STDEV([.R7:.T7])" office:value-type="float" office:value="0.0258645898037944" calcext:value-type="float">
            <text:p>0.025864589803794</text:p>
          </table:table-cell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3:26:00" calcext:value-type="date">
            <text:p>12/02/19 13:26</text:p>
          </table:table-cell>
          <table:table-cell table:style-name="ce4" office:value-type="float" office:value="0.756" calcext:value-type="float">
            <text:p>0.7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6" calcext:value-type="float">
            <text:p>0.796</text:p>
          </table:table-cell>
          <table:table-cell table:formula="of:=0.1*[.H8]" office:value-type="float" office:value="0.0796" calcext:value-type="float">
            <text:p>0.079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6105" calcext:value-type="float">
            <text:p>0.836105</text:p>
          </table:table-cell>
          <table:table-cell office:value-type="float" office:value="0.864" calcext:value-type="float">
            <text:p>0.864</text:p>
          </table:table-cell>
          <table:table-cell table:formula="of:=AVERAGE([.R8:.T8])" office:value-type="float" office:value="0.844335" calcext:value-type="float">
            <text:p>0.844335</text:p>
          </table:table-cell>
          <table:table-cell table:formula="of:=STDEV([.R8:.T8])" office:value-type="float" office:value="0.0171056182291082" calcext:value-type="float">
            <text:p>0.017105618229108</text:p>
          </table:table-cell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3:27:00" calcext:value-type="date">
            <text:p>12/02/19 13:27</text:p>
          </table:table-cell>
          <table:table-cell table:style-name="ce4" office:value-type="float" office:value="0.571" calcext:value-type="float">
            <text:p>0.5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1525" calcext:value-type="float">
            <text:p>0.51525</text:p>
          </table:table-cell>
          <table:table-cell table:formula="of:=0.2*[.H9]" office:value-type="float" office:value="0.10305" calcext:value-type="float">
            <text:p>0.1030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0746" calcext:value-type="float">
            <text:p>0.80746</text:p>
          </table:table-cell>
          <table:table-cell office:value-type="float" office:value="0.8318" calcext:value-type="float">
            <text:p>0.8318</text:p>
          </table:table-cell>
          <table:table-cell table:formula="of:=AVERAGE([.R9:.T9])" office:value-type="float" office:value="0.823686666666667" calcext:value-type="float">
            <text:p>0.823686666666667</text:p>
          </table:table-cell>
          <table:table-cell table:formula="of:=STDEV([.R9:.T9])" office:value-type="float" office:value="0.0140527055520755" calcext:value-type="float">
            <text:p>0.014052705552076</text:p>
          </table:table-cell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5:30:00" calcext:value-type="date">
            <text:p>12/02/19 15:30</text:p>
          </table:table-cell>
          <table:table-cell table:style-name="ce4" office:value-type="float" office:value="0.647" calcext:value-type="float">
            <text:p>0.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47" calcext:value-type="float">
            <text:p>0.347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68575" calcext:value-type="float">
            <text:p>0.68575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7147" calcext:value-type="float">
            <text:p>0.7147</text:p>
          </table:table-cell>
          <table:table-cell table:formula="of:=AVERAGE([.R10:.T10])" office:value-type="float" office:value="0.687216666666667" calcext:value-type="float">
            <text:p>0.687216666666667</text:p>
          </table:table-cell>
          <table:table-cell table:formula="of:=STDEV([.R10:.T10])" office:value-type="float" office:value="0.0267801387848034" calcext:value-type="float">
            <text:p>0.026780138784804</text:p>
          </table:table-cell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5:31:00" calcext:value-type="date">
            <text:p>12/02/19 15:31</text:p>
          </table:table-cell>
          <table:table-cell table:style-name="ce4" office:value-type="float" office:value="0.846" calcext:value-type="float">
            <text:p>0.846</text:p>
          </table:table-cell>
          <table:table-cell table:formula="of:=AVERAGE([.D7:.D11])" office:value-type="float" office:value="0.7472" calcext:value-type="float">
            <text:p>0.747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35]" office:value-type="float" office:value="0.0526666666666667" calcext:value-type="float">
            <text:p>0.052666666666667</text:p>
          </table:table-cell>
          <table:table-cell table:formula="of:=0.2*[.H11]" office:value-type="float" office:value="0.0105333333333333" calcext:value-type="float">
            <text:p>0.01053333333333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336306" calcext:value-type="float">
            <text:p>0.336306</text:p>
          </table:table-cell>
          <table:table-cell office:value-type="float" office:value="0.395" calcext:value-type="float">
            <text:p>0.395</text:p>
          </table:table-cell>
          <table:table-cell office:value-type="float" office:value="0.288" calcext:value-type="float">
            <text:p>0.288</text:p>
          </table:table-cell>
          <table:table-cell table:formula="of:=AVERAGE([.R11:.T11])" office:value-type="float" office:value="0.339768666666667" calcext:value-type="float">
            <text:p>0.339768666666667</text:p>
          </table:table-cell>
          <table:table-cell table:formula="of:=STDEV([.R11:.T11])" office:value-type="float" office:value="0.0535839765726036" calcext:value-type="float">
            <text:p>0.053583976572604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235344" calcext:value-type="float">
            <text:p>0.0235344</text:p>
          </table:table-cell>
          <table:table-cell table:formula="of:=0.4*[.H12]" office:value-type="float" office:value="0.00941376" calcext:value-type="float">
            <text:p>0.0094137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233136" calcext:value-type="float">
            <text:p>0.0233136</text:p>
          </table:table-cell>
          <table:table-cell office:value-type="float" office:value="0.0220502" calcext:value-type="float">
            <text:p>0.0220502</text:p>
          </table:table-cell>
          <table:table-cell office:value-type="float" office:value="0.01956" calcext:value-type="float">
            <text:p>0.01956</text:p>
          </table:table-cell>
          <table:table-cell table:formula="of:=AVERAGE([.R12:.T12])" office:value-type="float" office:value="0.0216412666666667" calcext:value-type="float">
            <text:p>0.021641266666667</text:p>
          </table:table-cell>
          <table:table-cell table:formula="of:=STDEV([.R12:.T12])" office:value-type="float" office:value="0.00190992096520598" calcext:value-type="float">
            <text:p>0.001909920965206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932423496" calcext:value-type="float">
            <text:p>0.00932423496</text:p>
          </table:table-cell>
          <table:table-cell table:formula="of:=0.4*[.H13]" office:value-type="float" office:value="0.003729693984" calcext:value-type="float">
            <text:p>0.00372969398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0903" calcext:value-type="float">
            <text:p>0.00903</text:p>
          </table:table-cell>
          <table:table-cell table:formula="of:=AVERAGE([.R13:.T13])" office:value-type="float" office:value="0.0104" calcext:value-type="float">
            <text:p>0.0104</text:p>
          </table:table-cell>
          <table:table-cell table:formula="of:=STDEV([.R13:.T13])" office:value-type="float" office:value="0.00151680585441908" calcext:value-type="float">
            <text:p>0.001516805854419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4857395" calcext:value-type="float">
            <text:p>0.004857395</text:p>
          </table:table-cell>
          <table:table-cell table:formula="of:=0.4*[.H14]" office:value-type="float" office:value="0.001942958" calcext:value-type="float">
            <text:p>0.00194295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6166" calcext:value-type="float">
            <text:p>0.006166</text:p>
          </table:table-cell>
          <table:table-cell table:number-columns-repeated="2"/>
          <table:table-cell table:formula="of:=AVERAGE([.R14:.T14])" office:value-type="float" office:value="0.006166" calcext:value-type="float">
            <text:p>0.006166</text:p>
          </table:table-cell>
          <table:table-cell table:formula="of:=STDEV([.R14:.T14])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645834" calcext:value-type="float">
            <text:p>0.00645834</text:p>
          </table:table-cell>
          <table:table-cell table:formula="of:=0.4*[.H15]" office:value-type="float" office:value="0.002583336" calcext:value-type="float">
            <text:p>0.002583336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4323" calcext:value-type="float">
            <text:p>0.004323</text:p>
          </table:table-cell>
          <table:table-cell table:number-columns-repeated="2"/>
          <table:table-cell table:formula="of:=AVERAGE([.R15:.T15])" office:value-type="float" office:value="0.004323" calcext:value-type="float">
            <text:p>0.004323</text:p>
          </table:table-cell>
          <table:table-cell table:formula="of:=STDEV([.R15:.T15])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  <table:table-cell table:formula="of:=AVERAGE([.D15:.D16]) /2+ AVERAGE([.D12:.D13]) /2" office:value-type="float" office:value="0.562" calcext:value-type="float">
            <text:p>0.5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96" calcext:value-type="float">
            <text:p>0.00196</text:p>
          </table:table-cell>
          <table:table-cell table:formula="of:=0.4*[.H16]" office:value-type="float" office:value="0.000784" calcext:value-type="float">
            <text:p>0.000784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003434" calcext:value-type="float">
            <text:p>0.003434</text:p>
          </table:table-cell>
          <table:table-cell table:number-columns-repeated="2"/>
          <table:table-cell table:formula="of:=AVERAGE([.R16:.T16])" office:value-type="float" office:value="0.003434" calcext:value-type="float">
            <text:p>0.003434</text:p>
          </table:table-cell>
          <table:table-cell table:formula="of:=STDEV([.R16:.T16])" office:value-type="string" office:string-value="" calcext:value-type="error">
            <text:p>#DIV/0!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0.005243" calcext:value-type="float">
            <text:p>0.005243</text:p>
          </table:table-cell>
          <table:table-cell table:number-columns-repeated="2"/>
          <table:table-cell table:formula="of:=AVERAGE([.R17:.T17])" office:value-type="float" office:value="0.005243" calcext:value-type="float">
            <text:p>0.005243</text:p>
          </table:table-cell>
          <table:table-cell table:formula="of:=STDEV([.R17:.T17])" office:value-type="string" office:string-value="" calcext:value-type="error">
            <text:p>#DIV/0!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0.000343" calcext:value-type="float">
            <text:p>0.000343</text:p>
          </table:table-cell>
          <table:table-cell table:number-columns-repeated="2"/>
          <table:table-cell table:formula="of:=AVERAGE([.R18:.T18])" office:value-type="float" office:value="0.000343" calcext:value-type="float">
            <text:p>0.000343</text:p>
          </table:table-cell>
          <table:table-cell table:formula="of:=STDEV([.R18:.T18])" office:value-type="string" office:string-value="" calcext:value-type="error">
            <text:p>#DIV/0!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0.0019475" calcext:value-type="float">
            <text:p>0.0019475</text:p>
          </table:table-cell>
          <table:table-cell table:number-columns-repeated="2"/>
          <table:table-cell table:formula="of:=AVERAGE([.R19:.T19])" office:value-type="float" office:value="0.0019475" calcext:value-type="float">
            <text:p>0.0019475</text:p>
          </table:table-cell>
          <table:table-cell table:formula="of:=STDEV([.R19:.T19])" office:value-type="string" office:string-value="" calcext:value-type="error">
            <text:p>#DIV/0!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0.001755" calcext:value-type="float">
            <text:p>0.001755</text:p>
          </table:table-cell>
          <table:table-cell table:number-columns-repeated="2"/>
          <table:table-cell table:formula="of:=AVERAGE([.R20:.T20])" office:value-type="float" office:value="0.001755" calcext:value-type="float">
            <text:p>0.001755</text:p>
          </table:table-cell>
          <table:table-cell table:formula="of:=STDEV([.R20:.T20])" office:value-type="string" office:string-value="" calcext:value-type="error">
            <text:p>#DIV/0!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0.0009481" calcext:value-type="float">
            <text:p>0.0009481</text:p>
          </table:table-cell>
          <table:table-cell table:number-columns-repeated="2"/>
          <table:table-cell table:formula="of:=AVERAGE([.R21:.T21])" office:value-type="float" office:value="0.0009481" calcext:value-type="float">
            <text:p>0.0009481</text:p>
          </table:table-cell>
          <table:table-cell table:formula="of:=STDEV([.R21:.T21])" office:value-type="string" office:string-value="" calcext:value-type="error">
            <text:p>#DIV/0!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  <table:table-cell table:number-columns-repeated="18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  <table:table-cell table:formula="of:=AVERAGE([.D20:.D23])" office:value-type="float" office:value="0.796" calcext:value-type="float">
            <text:p>0.796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5:00" calcext:value-type="date">
            <text:p>13/02/19 13:25</text:p>
          </table:table-cell>
          <table:table-cell table:style-name="ce9" office:value-type="float" office:value="0.455" calcext:value-type="float">
            <text:p>0.455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7:00" calcext:value-type="date">
            <text:p>13/02/19 13:27</text:p>
          </table:table-cell>
          <table:table-cell table:style-name="ce9" office:value-type="float" office:value="0.54" calcext:value-type="float">
            <text:p>0.54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2:00" calcext:value-type="date">
            <text:p>13/02/19 13:42</text:p>
          </table:table-cell>
          <table:table-cell table:style-name="ce9" office:value-type="float" office:value="0.497" calcext:value-type="float">
            <text:p>0.497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1:00" calcext:value-type="date">
            <text:p>13/02/19 13:41</text:p>
          </table:table-cell>
          <table:table-cell table:style-name="ce9" office:value-type="float" office:value="0.569" calcext:value-type="float">
            <text:p>0.569</text:p>
          </table:table-cell>
          <table:table-cell table:formula="of:=AVERAGE([.D25:.D28])" office:value-type="float" office:value="0.51525" calcext:value-type="float">
            <text:p>0.51525</text:p>
          </table:table-cell>
          <table:table-cell table:number-columns-repeated="17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2:00" calcext:value-type="date">
            <text:p>13/02/19 14:52</text:p>
          </table:table-cell>
          <table:table-cell table:style-name="ce10" office:value-type="float" office:value="0.339" calcext:value-type="float">
            <text:p>0.339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ibmq16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date" office:date-value="2019-02-13T14:53:00.000002" calcext:value-type="date">
            <text:p>13/02/19 14:53</text:p>
          </table:table-cell>
          <table:table-cell table:style-name="ce11" office:value-type="float" office:value="0.35" calcext:value-type="float">
            <text:p>0.35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5:00" calcext:value-type="date">
            <text:p>13/02/19 14:55</text:p>
          </table:table-cell>
          <table:table-cell table:style-name="ce10" office:value-type="float" office:value="0.352" calcext:value-type="float">
            <text:p>0.352</text:p>
          </table:table-cell>
          <table:table-cell table:number-columns-repeated="18"/>
        </table:table-row>
        <table:table-row table:style-name="ro1">
          <table:table-cell table:style-name="ce12" office:value-type="string" calcext:value-type="string">
            <text:p>ibmq16</text:p>
          </table:table-cell>
          <table:table-cell table:style-name="ce12" office:value-type="float" office:value="7" calcext:value-type="float">
            <text:p>7</text:p>
          </table:table-cell>
          <table:table-cell table:style-name="ce25" office:value-type="date" office:date-value="2019-02-13T14:54:00" calcext:value-type="date">
            <text:p>13/02/19 14:54</text:p>
          </table:table-cell>
          <table:table-cell table:style-name="ce12" office:value-type="float" office:value="0.018" calcext:value-type="float">
            <text:p>0.018</text:p>
          </table:table-cell>
          <table:table-cell table:formula="of:=AVERAGE([.D29:.D31])" office:value-type="float" office:value="0.347" calcext:value-type="float">
            <text:p>0.347</text:p>
          </table:table-cell>
          <table:table-cell table:number-columns-repeated="17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18" calcext:value-type="float">
            <text:p>0.018</text:p>
          </table:table-cell>
          <table:table-cell table:number-columns-repeated="18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8:00" calcext:value-type="date">
            <text:p>13/02/19 17:18</text:p>
          </table:table-cell>
          <table:table-cell table:style-name="ce13" office:value-type="float" office:value="0.082" calcext:value-type="float">
            <text:p>0.082</text:p>
          </table:table-cell>
          <table:table-cell table:number-columns-repeated="18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58" calcext:value-type="float">
            <text:p>0.058</text:p>
          </table:table-cell>
          <table:table-cell table:formula="of:=AVERAGE([.D33:.D35])" office:value-type="float" office:value="0.0526666666666667" calcext:value-type="float">
            <text:p>0.052666666666667</text:p>
          </table:table-cell>
          <table:table-cell table:number-columns-repeated="17"/>
        </table:table-row>
        <table:table-row table:style-name="ro1">
          <table:table-cell table:style-name="ce41" office:value-type="string" calcext:value-type="string">
            <text:p>Most of the measurements taken on the IBMQ16 were made one day before it was calibrated!</text:p>
          </table:table-cell>
          <table:table-cell table:style-name="ce41" table:number-columns-repeated="3"/>
          <table:table-cell table:style-name="ce69"/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69"/>
          <table:table-cell table:number-columns-repeated="17"/>
        </table:table-row>
        <table:table-row table:style-name="ro1">
          <table:table-cell table:style-name="ce45" office:value-type="string" calcext:value-type="string">
            <text:p>values obtain by implementing CNOTs in random way</text:p>
          </table:table-cell>
          <table:table-cell table:style-name="ce45" table:number-columns-repeated="3"/>
          <table:table-cell table:style-name="ce70"/>
          <table:table-cell/>
          <table:table-cell table:style-name="ce48" office:value-type="string" calcext:value-type="string">
            <text:p>Values obtain by implementing CNOTs in randpm order</text:p>
          </table:table-cell>
          <table:table-cell table:style-name="ce48" table:number-columns-repeated="3"/>
          <table:table-cell table:number-columns-repeated="12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2:59:00" calcext:value-type="date">
            <text:p>14/02/19 12:59</text:p>
          </table:table-cell>
          <table:table-cell table:style-name="ce44" office:value-type="float" office:value="0.785" calcext:value-type="float">
            <text:p>0.785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2:51:00" calcext:value-type="date">
            <text:p>17/04/19 12:51</text:p>
          </table:table-cell>
          <table:table-cell table:style-name="ce44" office:value-type="float" office:value="0.94558" calcext:value-type="float">
            <text:p>0.94558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10:00" calcext:value-type="date">
            <text:p>14/02/19 14:10</text:p>
          </table:table-cell>
          <table:table-cell table:style-name="ce44" office:value-type="float" office:value="0.761" calcext:value-type="float">
            <text:p>0.761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2:59:00" calcext:value-type="date">
            <text:p>17/04/19 12:59</text:p>
          </table:table-cell>
          <table:table-cell table:style-name="ce44" office:value-type="float" office:value="0.9444" calcext:value-type="float">
            <text:p>0.9444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9:00" calcext:value-type="date">
            <text:p>14/02/19 14:09</text:p>
          </table:table-cell>
          <table:table-cell table:style-name="ce44" office:value-type="float" office:value="0.848" calcext:value-type="float">
            <text:p>0.848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4:36:00" calcext:value-type="date">
            <text:p>17/04/19 14:36</text:p>
          </table:table-cell>
          <table:table-cell table:style-name="ce44" office:value-type="float" office:value="0.95517" calcext:value-type="float">
            <text:p>0.95517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8:00.000002" calcext:value-type="date">
            <text:p>14/02/19 14:08</text:p>
          </table:table-cell>
          <table:table-cell table:style-name="ce44" office:value-type="float" office:value="0.79" calcext:value-type="float">
            <text:p>0.79</text:p>
          </table:table-cell>
          <table:table-cell table:formula="of:=AVERAGE([.D40:.D43])" office:value-type="float" office:value="0.796" calcext:value-type="float">
            <text:p>0.796</text:p>
          </table:table-cell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formula="of:=AVERAGE([.J40:.J43])" office:value-type="float" office:value="0.948383333333334" calcext:value-type="float">
            <text:p>0.94838333333333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0:00" calcext:value-type="date">
            <text:p>14/02/19 11:00</text:p>
          </table:table-cell>
          <table:table-cell table:style-name="ce5" office:value-type="float" office:value="0.903" calcext:value-type="float">
            <text:p>0.903</text:p>
          </table:table-cell>
          <table:table-cell table:number-columns-repeated="2"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4:34:00" calcext:value-type="date">
            <text:p>17/04/19 14:34</text:p>
          </table:table-cell>
          <table:table-cell table:style-name="ce5" office:value-type="float" office:value="0.95958" calcext:value-type="float">
            <text:p>0.95958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1:00" calcext:value-type="date">
            <text:p>14/02/19 11:01</text:p>
          </table:table-cell>
          <table:table-cell table:style-name="ce5" office:value-type="float" office:value="0.899" calcext:value-type="float">
            <text:p>0.899</text:p>
          </table:table-cell>
          <table:table-cell table:number-columns-repeated="2"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2:59:00" calcext:value-type="date">
            <text:p>17/04/19 12:59</text:p>
          </table:table-cell>
          <table:table-cell table:style-name="ce5" office:value-type="float" office:value="0.9569" calcext:value-type="float">
            <text:p>0.9569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2:00" calcext:value-type="date">
            <text:p>14/02/19 11:02</text:p>
          </table:table-cell>
          <table:table-cell table:style-name="ce5" office:value-type="float" office:value="0.91" calcext:value-type="float">
            <text:p>0.91</text:p>
          </table:table-cell>
          <table:table-cell table:formula="of:=AVERAGE([.D44:.D46])" office:value-type="float" office:value="0.904" calcext:value-type="float">
            <text:p>0.904</text:p>
          </table:table-cell>
          <table:table-cell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2:50:00" calcext:value-type="date">
            <text:p>17/04/19 12:50</text:p>
          </table:table-cell>
          <table:table-cell table:style-name="ce5" office:value-type="float" office:value="0.9526" calcext:value-type="float">
            <text:p>0.9526</text:p>
          </table:table-cell>
          <table:table-cell table:formula="of:=AVERAGE([.J44:.J46])" office:value-type="float" office:value="0.95636" calcext:value-type="float">
            <text:p>0.9563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4T12:22:00" calcext:value-type="date">
            <text:p>14/02/19 12:22</text:p>
          </table:table-cell>
          <table:table-cell table:style-name="ce4" office:value-type="float" office:value="0.945" calcext:value-type="float">
            <text:p>0.945</text:p>
          </table:table-cell>
          <table:table-cell table:number-columns-repeated="2"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3:04:00" calcext:value-type="date">
            <text:p>17/04/19 13:04</text:p>
          </table:table-cell>
          <table:table-cell table:style-name="ce4" office:value-type="float" office:value="0.93368" calcext:value-type="float">
            <text:p>0.93368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4T12:23:00" calcext:value-type="date">
            <text:p>14/02/19 12:23</text:p>
          </table:table-cell>
          <table:table-cell table:style-name="ce4" office:value-type="float" office:value="0.951" calcext:value-type="float">
            <text:p>0.951</text:p>
          </table:table-cell>
          <table:table-cell table:number-columns-repeated="2"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3:00:00" calcext:value-type="date">
            <text:p>17/04/19 13:00</text:p>
          </table:table-cell>
          <table:table-cell table:style-name="ce4" office:value-type="float" office:value="0.93359" calcext:value-type="float">
            <text:p>0.93359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4T12:24:00" calcext:value-type="date">
            <text:p>14/02/19 12:24</text:p>
          </table:table-cell>
          <table:table-cell table:style-name="ce4" office:value-type="float" office:value="0.946" calcext:value-type="float">
            <text:p>0.946</text:p>
          </table:table-cell>
          <table:table-cell table:formula="of:=AVERAGE([.D47:.D49])" office:value-type="float" office:value="0.947333333333333" calcext:value-type="float">
            <text:p>0.947333333333333</text:p>
          </table:table-cell>
          <table:table-cell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2:49:00" calcext:value-type="date">
            <text:p>17/04/19 12:49</text:p>
          </table:table-cell>
          <table:table-cell table:style-name="ce4" office:value-type="float" office:value="0.93977" calcext:value-type="float">
            <text:p>0.93977</text:p>
          </table:table-cell>
          <table:table-cell table:formula="of:=AVERAGE([.J47:.J49])" office:value-type="float" office:value="0.93568" calcext:value-type="float">
            <text:p>0.93568</text:p>
          </table:table-cell>
          <table:table-cell table:number-columns-repeated="11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34:00" calcext:value-type="date">
            <text:p>14/02/19 12:34</text:p>
          </table:table-cell>
          <table:table-cell table:style-name="ce43" office:value-type="float" office:value="0.977" calcext:value-type="float">
            <text:p>0.977</text:p>
          </table:table-cell>
          <table:table-cell table:number-columns-repeated="2"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4:37:00" calcext:value-type="date">
            <text:p>17/04/19 14:37</text:p>
          </table:table-cell>
          <table:table-cell table:style-name="ce43" office:value-type="float" office:value="0.866619" calcext:value-type="float">
            <text:p>0.866619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1:00" calcext:value-type="date">
            <text:p>14/02/19 12:41</text:p>
          </table:table-cell>
          <table:table-cell table:style-name="ce43" office:value-type="float" office:value="0.972" calcext:value-type="float">
            <text:p>0.972</text:p>
          </table:table-cell>
          <table:table-cell table:number-columns-repeated="2"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3:03:00" calcext:value-type="date">
            <text:p>17/04/19 13:03</text:p>
          </table:table-cell>
          <table:table-cell table:style-name="ce43" office:value-type="float" office:value="0.8278" calcext:value-type="float">
            <text:p>0.8278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0:00" calcext:value-type="date">
            <text:p>14/02/19 12:40</text:p>
          </table:table-cell>
          <table:table-cell table:style-name="ce43" office:value-type="float" office:value="0.977" calcext:value-type="float">
            <text:p>0.977</text:p>
          </table:table-cell>
          <table:table-cell table:formula="of:=AVERAGE([.D50:.D52])" office:value-type="float" office:value="0.975333333333333" calcext:value-type="float">
            <text:p>0.975333333333333</text:p>
          </table:table-cell>
          <table:table-cell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2:58:00" calcext:value-type="date">
            <text:p>17/04/19 12:58</text:p>
          </table:table-cell>
          <table:table-cell table:style-name="ce43" office:value-type="float" office:value="0.847" calcext:value-type="float">
            <text:p>0.847</text:p>
          </table:table-cell>
          <table:table-cell table:formula="of:=AVERAGE([.J50:.J52])" office:value-type="float" office:value="0.847139666666667" calcext:value-type="float">
            <text:p>0.847139666666667</text:p>
          </table:table-cell>
          <table:table-cell table:number-columns-repeated="1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48" office:value-type="string" calcext:value-type="string">
            <text:p>Values obtain by implementing CNOTs in specific order</text:p>
          </table:table-cell>
          <table:table-cell table:style-name="ce48" table:number-columns-repeated="3"/>
          <table:table-cell table:number-columns-repeated="2"/>
          <table:table-cell table:style-name="ce48" office:value-type="string" calcext:value-type="string">
            <text:p>Values obtain by implementing CNOTs in randpm order</text:p>
          </table:table-cell>
          <table:table-cell table:style-name="ce48" table:number-columns-repeated="3"/>
          <table:table-cell table:number-columns-repeated="12"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09T17:43:00" calcext:value-type="date">
            <text:p>09/04/19 17:43</text:p>
          </table:table-cell>
          <table:table-cell table:style-name="ce44" office:value-type="float" office:value="0.73" calcext:value-type="float">
            <text:p>0.73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1:52:00" calcext:value-type="date">
            <text:p>10/04/19 11:52</text:p>
          </table:table-cell>
          <table:table-cell table:style-name="ce44" office:value-type="float" office:value="0.3299" calcext:value-type="float">
            <text:p>0.3299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09:54:00" calcext:value-type="date">
            <text:p>10/04/19 09:54</text:p>
          </table:table-cell>
          <table:table-cell table:style-name="ce44" office:value-type="float" office:value="0.756" calcext:value-type="float">
            <text:p>0.756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0:00" calcext:value-type="date">
            <text:p>10/04/19 12:00</text:p>
          </table:table-cell>
          <table:table-cell table:style-name="ce44" office:value-type="float" office:value="0.5977" calcext:value-type="float">
            <text:p>0.5977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9:00" calcext:value-type="date">
            <text:p>10/04/19 12:09</text:p>
          </table:table-cell>
          <table:table-cell table:style-name="ce44" office:value-type="float" office:value="0.585" calcext:value-type="float">
            <text:p>0.585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formula="of:=AVERAGE([.D58:.D61])" office:value-type="float" office:value="0.743" calcext:value-type="float">
            <text:p>0.743</text:p>
          </table:table-cell>
          <table:table-cell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13:00" calcext:value-type="date">
            <text:p>10/04/19 12:13</text:p>
          </table:table-cell>
          <table:table-cell table:style-name="ce44" office:value-type="float" office:value="0.604" calcext:value-type="float">
            <text:p>0.604</text:p>
          </table:table-cell>
          <table:table-cell table:formula="of:=AVERAGE([.J58:.J61])" office:value-type="float" office:value="0.52915" calcext:value-type="float">
            <text:p>0.5291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09:53:00" calcext:value-type="date">
            <text:p>10/04/19 09:5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2:06:00" calcext:value-type="date">
            <text:p>10/04/19 12:06</text:p>
          </table:table-cell>
          <table:table-cell table:style-name="ce5" office:value-type="float" office:value="0.0602" calcext:value-type="float">
            <text:p>0.0602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09T17:42:00" calcext:value-type="date">
            <text:p>09/04/19 17:42</text:p>
          </table:table-cell>
          <table:table-cell table:style-name="ce5" office:value-type="float" office:value="0.8366" calcext:value-type="float">
            <text:p>0.8366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8:00" calcext:value-type="date">
            <text:p>10/04/19 11:58</text:p>
          </table:table-cell>
          <table:table-cell table:style-name="ce5" office:value-type="float" office:value="0.0681" calcext:value-type="float">
            <text:p>0.068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5"/>
          <table:table-cell table:formula="of:=AVERAGE([.D62:.D64])" office:value-type="float" office:value="0.8383" calcext:value-type="float">
            <text:p>0.8383</text:p>
          </table:table-cell>
          <table:table-cell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1:00" calcext:value-type="date">
            <text:p>10/04/19 11:51</text:p>
          </table:table-cell>
          <table:table-cell table:style-name="ce5" office:value-type="float" office:value="0.048" calcext:value-type="float">
            <text:p>0.048</text:p>
          </table:table-cell>
          <table:table-cell table:formula="of:=AVERAGE([.J62:.J64])" office:value-type="float" office:value="0.0587666666666667" calcext:value-type="float">
            <text:p>0.058766666666667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09:53:00" calcext:value-type="date">
            <text:p>10/04/19 09:53</text:p>
          </table:table-cell>
          <table:table-cell table:style-name="ce4" office:value-type="float" office:value="0.9817" calcext:value-type="float">
            <text:p>0.981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57:00" calcext:value-type="date">
            <text:p>10/04/19 11:57</text:p>
          </table:table-cell>
          <table:table-cell table:style-name="ce4" office:value-type="float" office:value="0.954" calcext:value-type="float">
            <text:p>0.954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09T17:41:00" calcext:value-type="date">
            <text:p>09/04/19 17:41</text:p>
          </table:table-cell>
          <table:table-cell table:style-name="ce4" office:value-type="float" office:value="0.977" calcext:value-type="float">
            <text:p>0.97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49:00" calcext:value-type="date">
            <text:p>10/04/19 11:49</text:p>
          </table:table-cell>
          <table:table-cell table:style-name="ce4" office:value-type="float" office:value="0.951" calcext:value-type="float">
            <text:p>0.95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4"/>
          <table:table-cell table:formula="of:=AVERAGE([.D65:.D67])" office:value-type="float" office:value="0.97935" calcext:value-type="float">
            <text:p>0.97935</text:p>
          </table:table-cell>
          <table:table-cell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4"/>
          <table:table-cell table:formula="of:=AVERAGE([.J65:.J67])" office:value-type="float" office:value="0.9525" calcext:value-type="float">
            <text:p>0.9525</text:p>
          </table:table-cell>
          <table:table-cell table:number-columns-repeated="11"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09:52:00" calcext:value-type="date">
            <text:p>10/04/19 09:52</text:p>
          </table:table-cell>
          <table:table-cell table:style-name="ce43" office:value-type="float" office:value="0.98" calcext:value-type="float">
            <text:p>0.98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56:00" calcext:value-type="date">
            <text:p>10/04/19 11:56</text:p>
          </table:table-cell>
          <table:table-cell table:style-name="ce43" office:value-type="float" office:value="0.97" calcext:value-type="float">
            <text:p>0.97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09T17:40:00" calcext:value-type="date">
            <text:p>09/04/19 17:40</text:p>
          </table:table-cell>
          <table:table-cell table:style-name="ce43" office:value-type="float" office:value="0.9745" calcext:value-type="float">
            <text:p>0.9745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48:00" calcext:value-type="date">
            <text:p>10/04/19 11:48</text:p>
          </table:table-cell>
          <table:table-cell table:style-name="ce43" office:value-type="float" office:value="0.9697" calcext:value-type="float">
            <text:p>0.9697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D68:.D70])" office:value-type="float" office:value="0.97725" calcext:value-type="float">
            <text:p>0.97725</text:p>
          </table:table-cell>
          <table:table-cell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J68:.J70])" office:value-type="float" office:value="0.96985" calcext:value-type="float">
            <text:p>0.96985</text:p>
          </table:table-cell>
          <table:table-cell table:number-columns-repeated="1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51" office:value-type="string" calcext:value-type="string">
            <text:p>2 qubit GHZ fidelities for different pairs of qubits – IBMQX4</text:p>
          </table:table-cell>
          <table:table-cell table:style-name="ce54" table:number-columns-repeated="2"/>
          <table:table-cell table:style-name="ce76"/>
          <table:table-cell table:number-columns-repeated="18"/>
        </table:table-row>
        <table:table-row table:style-name="ro1">
          <table:table-cell table:style-name="ce52" office:value-type="string" calcext:value-type="string">
            <text:p>pair</text:p>
          </table:table-cell>
          <table:table-cell table:number-columns-repeated="2"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52" office:value-type="string" calcext:value-type="string">
            <text:p>fidelity</text:p>
          </table:table-cell>
          <table:table-cell table:style-name="ce55" office:value-type="float" office:value="0.9717" calcext:value-type="float">
            <text:p>0.9717</text:p>
          </table:table-cell>
          <table:table-cell table:style-name="ce55" office:value-type="float" office:value="0.9728" calcext:value-type="float">
            <text:p>0.9728</text:p>
          </table:table-cell>
          <table:table-cell table:style-name="ce55" office:value-type="float" office:value="0.9639" calcext:value-type="float">
            <text:p>0.9639</text:p>
          </table:table-cell>
          <table:table-cell table:style-name="ce55" office:value-type="float" office:value="0.9551" calcext:value-type="float">
            <text:p>0.9551</text:p>
          </table:table-cell>
          <table:table-cell table:style-name="ce55" office:value-type="float" office:value="0.969171" calcext:value-type="float">
            <text:p>0.969171</text:p>
          </table:table-cell>
          <table:table-cell table:style-name="ce55" office:value-type="float" office:value="0.91519" calcext:value-type="float">
            <text:p>0.91519</text:p>
          </table:table-cell>
          <table:table-cell table:style-name="ce55" office:value-type="float" office:value="0.8428" calcext:value-type="float">
            <text:p>0.84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0:51:23.492094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7-04T11:41:54.273210721</dc:date>
    <meta:editing-duration>P1DT11H20M16S</meta:editing-duration>
    <meta:editing-cycles>56</meta:editing-cycles>
    <meta:document-statistic meta:table-count="1" meta:cell-count="4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minimum="2" chart:maximum="16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true" chart:error-category="cell-range" chart:error-upper-range="Sheet1.I4:Sheet1.I16" chart:error-lower-range="Sheet1.I4:Sheet1.I1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I4:Sheet1.I16" chart:error-lower-range="Sheet1.I4:Sheet1.I16" loext:std-weight="1"/>
      <style:graphic-properties draw:stroke="solid" svg:stroke-width="0cm" svg:stroke-color="#0066b3" svg:stroke-opacity="100%" draw:stroke-linejoin="round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 chart:error-category="cell-range" chart:error-upper-range="Sheet1.V7:Sheet1.V21" chart:error-lower-range="Sheet1.V7:Sheet1.V21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V7:Sheet1.V21" chart:error-lower-range="Sheet1.V7:Sheet1.V21" loext:std-weight="1"/>
      <style:graphic-properties draw:stroke="solid" svg:stroke-width="0cm" svg:stroke-color="#ed1c24" svg:stroke-opacity="100%" draw:stroke-linejoin="round"/>
    </style:style>
    <style:style style:name="ch14" style:family="chart">
      <style:chart-properties chart:solid-type="cuboid" chart:symbol-type="named-symbol" chart:symbol-name="diamond" chart:symbol-width="0.2cm" chart:symbol-height="0.2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96cm" svg:height="12.991cm" xlink:href=".." xlink:type="simple" chart:class="chart:scatter" chart:style-name="ch1">
        <chart:title svg:x="9.582cm" svg:y="0.395cm" chart:style-name="ch2">
          <text:p>GHZ state fidelity</text:p>
        </chart:title>
        <chart:legend chart:legend-position="end" svg:x="20.745cm" svg:y="5.947cm" style:legend-expansion="high" chart:style-name="ch3"/>
        <chart:plot-area chart:style-name="ch4" table:cell-range-address="Sheet1.G4:Sheet1.H16 Sheet1.U7:Sheet1.U21" chart:data-source-has-labels="row" svg:x="1.466cm" svg:y="1.433cm" svg:width="18.824cm" svg:height="10.318cm">
          <chartooo:coordinate-region svg:x="2.193cm" svg:y="1.632cm" svg:width="17.91cm" svg:height="9.472cm"/>
          <chart:axis chart:dimension="x" chart:name="primary-x" chart:style-name="ch5">
            <chart:title svg:x="9.59cm" svg:y="12.01cm" chart:style-name="ch6">
              <text:p>Number of qubits</text:p>
            </chart:title>
          </chart:axis>
          <chart:axis chart:dimension="y" chart:name="primary-y" chart:style-name="ch7">
            <chart:title svg:x="0.451cm" svg:y="7.165cm" chart:style-name="ch8">
              <text:p>Fidelity</text:p>
            </chart:title>
            <chart:grid chart:style-name="ch9" chart:class="major"/>
          </chart:axis>
          <chart:series chart:style-name="ch10" chart:values-cell-range-address="Sheet1.H4:Sheet1.H16" loext:label-string="ibmqx14" chart:class="chart:scatter">
            <chart:domain table:cell-range-address="Sheet1.G4:Sheet1.G16"/>
            <chart:error-indicator chart:style-name="ch11" chart:dimension="y"/>
            <chart:data-point chart:repeated="13"/>
          </chart:series>
          <chart:series chart:style-name="ch12" chart:values-cell-range-address="Sheet1.U7:Sheet1.U21" loext:label-string="aspen1" chart:class="chart:scatter">
            <chart:domain table:cell-range-address="Sheet1.Q7:Sheet1.Q21"/>
            <chart:error-indicator chart:style-name="ch13" chart:dimension="y"/>
            <chart:data-point chart:repeated="4"/>
            <chart:data-point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ibmqx14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  <table:table-cell office:value-type="string">
                <text:p>aspen1</text:p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G4:Sheet1.G16</svg:desc>
                </draw:g>
              </table:table-cell>
              <table:table-cell office:value-type="float" office:value="0.9135">
                <text:p>0.9135</text:p>
                <draw:g>
                  <svg:desc>Sheet1.H4:Sheet1.H16</svg:desc>
                </draw:g>
              </table:table-cell>
              <table:table-cell office:value-type="float" office:value="0.07">
                <text:p>0.07</text:p>
                <draw:g>
                  <svg:desc>Sheet1.I4:Sheet1.I16</svg:desc>
                </draw:g>
              </table:table-cell>
              <table:table-cell office:value-type="float" office:value="0.07">
                <text:p>0.07</text:p>
                <draw:g>
                  <svg:desc>Sheet1.I4:Sheet1.I16</svg:desc>
                </draw:g>
              </table:table-cell>
              <table:table-cell office:value-type="float" office:value="2">
                <text:p>2</text:p>
                <draw:g>
                  <svg:desc>Sheet1.Q7:Sheet1.Q21</svg:desc>
                </draw:g>
              </table:table-cell>
              <table:table-cell office:value-type="float" office:value="0.912079092594961">
                <text:p>0.912079092594961</text:p>
                <draw:g>
                  <svg:desc>Sheet1.U7:Sheet1.U21</svg:desc>
                </draw:g>
              </table:table-cell>
              <table:table-cell office:value-type="float" office:value="0.0258645898037944">
                <text:p>0.0258645898037944</text:p>
                <draw:g>
                  <svg:desc>Sheet1.V7:Sheet1.V21</svg:desc>
                </draw:g>
              </table:table-cell>
              <table:table-cell office:value-type="float" office:value="0.0258645898037944">
                <text:p>0.0258645898037944</text:p>
                <draw:g>
                  <svg:desc>Sheet1.V7:Sheet1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844335">
                <text:p>0.844335</text:p>
              </table:table-cell>
              <table:table-cell office:value-type="float" office:value="0.0171056182291082">
                <text:p>0.0171056182291082</text:p>
              </table:table-cell>
              <table:table-cell office:value-type="float" office:value="0.0171056182291082">
                <text:p>0.0171056182291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  <table:table-cell office:value-type="float" office:value="0.07472">
                <text:p>0.07472</text:p>
              </table:table-cell>
              <table:table-cell office:value-type="float" office:value="0.07472">
                <text:p>0.07472</text:p>
              </table:table-cell>
              <table:table-cell office:value-type="float" office:value="4">
                <text:p>4</text:p>
              </table:table-cell>
              <table:table-cell office:value-type="float" office:value="0.823686666666667">
                <text:p>0.823686666666667</text:p>
              </table:table-cell>
              <table:table-cell office:value-type="float" office:value="0.0140527055520755">
                <text:p>0.0140527055520755</text:p>
              </table:table-cell>
              <table:table-cell office:value-type="float" office:value="0.0140527055520755">
                <text:p>0.014052705552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2">
                <text:p>0.562</text:p>
              </table:table-cell>
              <table:table-cell office:value-type="float" office:value="0.0562">
                <text:p>0.0562</text:p>
              </table:table-cell>
              <table:table-cell office:value-type="float" office:value="0.0562">
                <text:p>0.0562</text:p>
              </table:table-cell>
              <table:table-cell office:value-type="float" office:value="5">
                <text:p>5</text:p>
              </table:table-cell>
              <table:table-cell office:value-type="float" office:value="0.687216666666667">
                <text:p>0.687216666666667</text:p>
              </table:table-cell>
              <table:table-cell office:value-type="float" office:value="0.0267801387848034">
                <text:p>0.0267801387848034</text:p>
              </table:table-cell>
              <table:table-cell office:value-type="float" office:value="0.0267801387848034">
                <text:p>0.0267801387848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6">
                <text:p>0.796</text:p>
              </table:table-cell>
              <table:table-cell office:value-type="float" office:value="0.0796">
                <text:p>0.0796</text:p>
              </table:table-cell>
              <table:table-cell office:value-type="float" office:value="0.0796">
                <text:p>0.0796</text:p>
              </table:table-cell>
              <table:table-cell office:value-type="float" office:value="6">
                <text:p>6</text:p>
              </table:table-cell>
              <table:table-cell office:value-type="float" office:value="0.339768666666667">
                <text:p>0.339768666666667</text:p>
              </table:table-cell>
              <table:table-cell office:value-type="float" office:value="0.0535839765726036">
                <text:p>0.0535839765726036</text:p>
              </table:table-cell>
              <table:table-cell office:value-type="float" office:value="0.0535839765726036">
                <text:p>0.0535839765726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1525">
                <text:p>0.51525</text:p>
              </table:table-cell>
              <table:table-cell office:value-type="float" office:value="0.10305">
                <text:p>0.10305</text:p>
              </table:table-cell>
              <table:table-cell office:value-type="float" office:value="0.10305">
                <text:p>0.10305</text:p>
              </table:table-cell>
              <table:table-cell office:value-type="float" office:value="7">
                <text:p>7</text:p>
              </table:table-cell>
              <table:table-cell office:value-type="float" office:value="0.0216412666666667">
                <text:p>0.0216412666666667</text:p>
              </table:table-cell>
              <table:table-cell office:value-type="float" office:value="0.00190992096520598">
                <text:p>0.00190992096520598</text:p>
              </table:table-cell>
              <table:table-cell office:value-type="float" office:value="0.00190992096520598">
                <text:p>0.00190992096520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7">
                <text:p>0.34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8">
                <text:p>8</text:p>
              </table:table-cell>
              <table:table-cell office:value-type="float" office:value="0.0104">
                <text:p>0.0104</text:p>
              </table:table-cell>
              <table:table-cell office:value-type="float" office:value="0.00151680585441908">
                <text:p>0.00151680585441908</text:p>
              </table:table-cell>
              <table:table-cell office:value-type="float" office:value="0.00151680585441908">
                <text:p>0.0015168058544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26666666666667">
                <text:p>0.0526666666666667</text:p>
              </table:table-cell>
              <table:table-cell office:value-type="float" office:value="0.0105333333333333">
                <text:p>0.0105333333333333</text:p>
              </table:table-cell>
              <table:table-cell office:value-type="float" office:value="0.0105333333333333">
                <text:p>0.0105333333333333</text:p>
              </table:table-cell>
              <table:table-cell office:value-type="float" office:value="9">
                <text:p>9</text:p>
              </table:table-cell>
              <table:table-cell office:value-type="float" office:value="0.006166">
                <text:p>0.00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235344">
                <text:p>0.0235344</text:p>
              </table:table-cell>
              <table:table-cell office:value-type="float" office:value="0.00941376">
                <text:p>0.00941376</text:p>
              </table:table-cell>
              <table:table-cell office:value-type="float" office:value="0.00941376">
                <text:p>0.00941376</text:p>
              </table:table-cell>
              <table:table-cell office:value-type="float" office:value="10">
                <text:p>10</text:p>
              </table:table-cell>
              <table:table-cell office:value-type="float" office:value="0.004323">
                <text:p>0.00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932423496">
                <text:p>0.00932423496</text:p>
              </table:table-cell>
              <table:table-cell office:value-type="float" office:value="0.003729693984">
                <text:p>0.003729693984</text:p>
              </table:table-cell>
              <table:table-cell office:value-type="float" office:value="0.003729693984">
                <text:p>0.003729693984</text:p>
              </table:table-cell>
              <table:table-cell office:value-type="float" office:value="11">
                <text:p>11</text:p>
              </table:table-cell>
              <table:table-cell office:value-type="float" office:value="0.003434">
                <text:p>0.00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857395">
                <text:p>0.004857395</text:p>
              </table:table-cell>
              <table:table-cell office:value-type="float" office:value="0.001942958">
                <text:p>0.001942958</text:p>
              </table:table-cell>
              <table:table-cell office:value-type="float" office:value="0.001942958">
                <text:p>0.001942958</text:p>
              </table:table-cell>
              <table:table-cell office:value-type="float" office:value="12">
                <text:p>12</text:p>
              </table:table-cell>
              <table:table-cell office:value-type="float" office:value="0.005243">
                <text:p>0.00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645834">
                <text:p>0.00645834</text:p>
              </table:table-cell>
              <table:table-cell office:value-type="float" office:value="0.002583336">
                <text:p>0.002583336</text:p>
              </table:table-cell>
              <table:table-cell office:value-type="float" office:value="0.002583336">
                <text:p>0.002583336</text:p>
              </table:table-cell>
              <table:table-cell office:value-type="float" office:value="13">
                <text:p>13</text:p>
              </table:table-cell>
              <table:table-cell office:value-type="float" office:value="0.000343">
                <text:p>0.00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196">
                <text:p>0.00196</text:p>
              </table:table-cell>
              <table:table-cell office:value-type="float" office:value="0.000784">
                <text:p>0.000784</text:p>
              </table:table-cell>
              <table:table-cell office:value-type="float" office:value="0.000784">
                <text:p>0.000784</text:p>
              </table:table-cell>
              <table:table-cell office:value-type="float" office:value="14">
                <text:p>14</text:p>
              </table:table-cell>
              <table:table-cell office:value-type="float" office:value="0.0019475">
                <text:p>0.00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01755">
                <text:p>0.00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0009481">
                <text:p>0.0009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